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Exercise: Visualizing AVL Tree Construction</text:p>
      <text:p text:style-name="Standard"/>
      <text:p text:style-name="Standard">Visit the online AVL tree visualizer:</text:p>
      <text:p text:style-name="Standard"/>
      <text:p text:style-name="Standard">https://www.cs.usfca.edu/~galles/visualization/AVLtree.html</text:p>
      <text:p text:style-name="Standard"/>
      <text:p text:style-name="Standard">Construct an AVL tree using the following sequence of insertions:</text:p>
      <text:p text:style-name="Standard"/>
      <text:p text:style-name="Standard">[horizontal]</text:p>
      <text:p text:style-name="Standard">1, 2, 5, 6, 8, 11, 13, 15, 17, 19, 21</text:p>
      <text:p text:style-name="Standard"/>
      <text:p text:style-name="Standard">[arabic]</text:p>
      <text:p text:style-name="Standard">. Observe and record the points where rotations occur.</text:p>
      <text:p text:style-name="Standard">. Classify each rotation as one of: Left, Right, Left-Right, Right-Left.</text:p>
      <text:p text:style-name="Standard">. Compare your rotation sequence to the one described in this chapter (Figure 8.23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21:41:59.529268100</meta:creation-date>
    <dc:date>2025-05-15T21:42:10.662492000</dc:date>
    <meta:editing-duration>PT11S</meta:editing-duration>
    <meta:editing-cycles>1</meta:editing-cycles>
    <meta:document-statistic meta:table-count="0" meta:image-count="0" meta:object-count="0" meta:page-count="1" meta:paragraph-count="10" meta:word-count="70" meta:character-count="475" meta:non-whitespace-character-count="415"/>
    <meta:generator>LibreOffice/25.2.2.2$Windows_X86_64 LibreOffice_project/7370d4be9e3cf6031a51beef54ff3bda878e3fac</meta:generator>
  </office:meta>
</office:document-meta>
</file>